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shapes>
          <draw:frame draw:z-index="0" draw:style-name="gr1" draw:text-style-name="P1" svg:width="16.01cm" svg:height="9.009cm" svg:x="6.203cm" svg:y="4.832cm">
            <draw:object draw:notify-on-update-of-ranges="Planilha1.D5:Planilha1.D5 Planilha1.D6:Planilha1.D10 Planilha1.E5:Planilha1.E5 Planilha1.E6:Planilha1.E10 Planilha1.I6:Planilha1.I10 Planilha1.I6:Planilha1.I10 Planilha1.F5:Planilha1.F5 Planilha1.F6:Planilha1.F10 Planilha1.J6:Planilha1.J10 Planilha1.J6:Planilha1.J10 Planilha1.G5:Planilha1.G5 Planilha1.G6:Planilha1.G10 Planilha1.H5:Planilha1.H5 Planilha1.H6:Planilha1.H1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2" table:default-cell-style-name="Default"/>
        <table:table-row table:style-name="ro1" table:number-rows-repeated="4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onto</text:p>
          </table:table-cell>
          <table:table-cell table:style-name="ce1" office:value-type="date" office:date-value="2019-04-01" calcext:value-type="date">
            <text:p>01/04/19</text:p>
          </table:table-cell>
          <table:table-cell table:style-name="ce1" office:value-type="date" office:date-value="2019-10-01" calcext:value-type="date">
            <text:p>01/10/19</text:p>
          </table:table-cell>
          <table:table-cell table:style-name="ce1" office:value-type="date" office:date-value="2020-04-01" calcext:value-type="date">
            <text:p>01/04/20</text:p>
          </table:table-cell>
          <table:table-cell table:style-name="ce1" office:value-type="date" office:date-value="2020-10-01" calcext:value-type="date">
            <text:p>01/10/2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Einn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veir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þrír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Fjïrir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Fimm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7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17T23:39:36.495957112</meta:creation-date>
    <dc:date>2021-11-17T23:49:39.475507616</dc:date>
    <meta:editing-duration>PT10M7S</meta:editing-duration>
    <meta:editing-cycles>1</meta:editing-cycles>
    <meta:document-statistic meta:table-count="1" meta:cell-count="49" meta:object-count="1"/>
    <meta:generator>LibreOffice/6.4.7.2$Linux_X86_64 LibreOffice_project/4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 chart:error-category="cell-range" chart:error-upper-range="Planilha1.I6:Planilha1.I10" chart:error-lower-range="Planilha1.I6:Planilha1.I10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error-upper-indicator="true" chart:error-lower-indicator="true" chart:error-category="cell-range" chart:error-upper-range="Planilha1.I6:Planilha1.I10" chart:error-lower-range="Planilha1.I6:Planilha1.I10" loext:std-weight="1"/>
      <style:graphic-properties draw:stroke="solid" svg:stroke-width="0cm" svg:stroke-color="#000000" svg:stroke-opacity="100%" draw:stroke-linejoin="round"/>
    </style:style>
    <style:style style:name="ch9" style:family="chart" style:data-style-name="N0">
      <style:chart-properties chart:link-data-style-to-source="true" chart:error-category="cell-range" chart:error-upper-range="Planilha1.J6:Planilha1.J10" chart:error-lower-range="Planilha1.J6:Planilha1.J10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chart-properties chart:error-upper-indicator="true" chart:error-lower-indicator="true" chart:error-category="cell-range" chart:error-upper-range="Planilha1.J6:Planilha1.J10" chart:error-lower-range="Planilha1.J6:Planilha1.J10" loext:std-weight="1"/>
      <style:graphic-properties draw:stroke="solid" svg:stroke-width="0.1cm" svg:stroke-color="#000000" svg:stroke-opacity="100%" draw:stroke-linejoin="round"/>
    </style:style>
    <style:style style:name="ch11" style:family="chart">
      <style:chart-properties chart:solid-type="cuboid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.011cm" svg:height="9.01cm" xlink:href=".." xlink:type="simple" chart:class="chart:bar" chart:style-name="ch1">
        <chart:legend chart:legend-position="end" svg:x="13.933cm" svg:y="3.459cm" style:legend-expansion="high" chart:style-name="ch2"/>
        <chart:plot-area chart:style-name="ch3" table:cell-range-address="Planilha1.D5:Planilha1.H10" chart:data-source-has-labels="both" svg:x="0.32cm" svg:y="0.18cm" svg:width="13.293cm" svg:height="8.65cm">
          <chartooo:coordinate-region svg:x="0.941cm" svg:y="0.379cm" svg:width="12.672cm" svg:height="7.804cm"/>
          <chart:axis chart:dimension="x" chart:name="primary-x" chart:style-name="ch4" chartooo:axis-type="auto">
            <chartooo:date-scale/>
            <chart:categories table:cell-range-address="Planilha1.D6:Planilha1.D1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lanilha1.E6:Planilha1.E10" chart:label-cell-address="Planilha1.E5:Planilha1.E5" chart:class="chart:bar">
            <chart:error-indicator chart:style-name="ch8" chart:dimension="y"/>
            <chart:data-point chart:repeated="5"/>
          </chart:series>
          <chart:series chart:style-name="ch9" chart:values-cell-range-address="Planilha1.F6:Planilha1.F10" chart:label-cell-address="Planilha1.F5:Planilha1.F5" chart:class="chart:bar">
            <chart:error-indicator chart:style-name="ch10" chart:dimension="y"/>
            <chart:data-point/>
            <chart:data-point chart:style-name="ch11"/>
            <chart:data-point chart:repeated="3"/>
          </chart:series>
          <chart:series chart:style-name="ch12" chart:values-cell-range-address="Planilha1.G6:Planilha1.G10" chart:label-cell-address="Planilha1.G5:Planilha1.G5" chart:class="chart:bar">
            <chart:data-point chart:repeated="5"/>
          </chart:series>
          <chart:series chart:style-name="ch13" chart:values-cell-range-address="Planilha1.H6:Planilha1.H10" chart:label-cell-address="Planilha1.H5:Planilha1.H5" chart:class="chart:bar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1/04/19</text:p>
                <draw:g>
                  <svg:desc>Planilha1.E5:Planilha1.E5</svg:desc>
                </draw:g>
              </table:table-cell>
              <table:table-cell office:value-type="string">
                <text:p>Coluna I</text:p>
              </table:table-cell>
              <table:table-cell office:value-type="string">
                <text:p>Coluna I</text:p>
              </table:table-cell>
              <table:table-cell office:value-type="string">
                <text:p>01/10/19</text:p>
                <draw:g>
                  <svg:desc>Planilha1.F5:Planilha1.F5</svg:desc>
                </draw:g>
              </table:table-cell>
              <table:table-cell office:value-type="string">
                <text:p>Coluna J</text:p>
              </table:table-cell>
              <table:table-cell office:value-type="string">
                <text:p>Coluna J</text:p>
              </table:table-cell>
              <table:table-cell office:value-type="string">
                <text:p>01/04/20</text:p>
                <draw:g>
                  <svg:desc>Planilha1.G5:Planilha1.G5</svg:desc>
                </draw:g>
              </table:table-cell>
              <table:table-cell office:value-type="string">
                <text:p>01/10/20</text:p>
                <draw:g>
                  <svg:desc>Planilha1.H5:Planilha1.H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Einn</text:p>
                <draw:g>
                  <svg:desc>Planilha1.D6:Planilha1.D10</svg:desc>
                </draw:g>
              </table:table-cell>
              <table:table-cell office:value-type="float" office:value="6">
                <text:p>6</text:p>
                <draw:g>
                  <svg:desc>Planilha1.E6:Planilha1.E10</svg:desc>
                </draw:g>
              </table:table-cell>
              <table:table-cell office:value-type="float" office:value="1">
                <text:p>1</text:p>
                <draw:g>
                  <svg:desc>Planilha1.I6:Planilha1.I10</svg:desc>
                </draw:g>
              </table:table-cell>
              <table:table-cell office:value-type="float" office:value="1">
                <text:p>1</text:p>
                <draw:g>
                  <svg:desc>Planilha1.I6:Planilha1.I10</svg:desc>
                </draw:g>
              </table:table-cell>
              <table:table-cell office:value-type="float" office:value="9">
                <text:p>9</text:p>
                <draw:g>
                  <svg:desc>Planilha1.F6:Planilha1.F10</svg:desc>
                </draw:g>
              </table:table-cell>
              <table:table-cell office:value-type="float" office:value="2">
                <text:p>2</text:p>
                <draw:g>
                  <svg:desc>Planilha1.J6:Planilha1.J10</svg:desc>
                </draw:g>
              </table:table-cell>
              <table:table-cell office:value-type="float" office:value="2">
                <text:p>2</text:p>
                <draw:g>
                  <svg:desc>Planilha1.J6:Planilha1.J10</svg:desc>
                </draw:g>
              </table:table-cell>
              <table:table-cell office:value-type="float" office:value="3">
                <text:p>3</text:p>
                <draw:g>
                  <svg:desc>Planilha1.G6:Planilha1.G10</svg:desc>
                </draw:g>
              </table:table-cell>
              <table:table-cell office:value-type="float" office:value="7">
                <text:p>7</text:p>
                <draw:g>
                  <svg:desc>Planilha1.H6:Planilha1.H10</svg:desc>
                </draw:g>
              </table:table-cell>
            </table:table-row>
            <table:table-row>
              <table:table-cell office:value-type="string">
                <text:p>Tveir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þrír</text:p>
              </table:table-cell>
              <table:table-cell office:value-type="float" office:value="9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Fjïrir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Fimm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